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0a775" officeooo:paragraph-rsid="0000a775"/>
    </style:style>
    <style:style style:name="P2" style:family="paragraph" style:parent-style-name="Standard" style:list-style-name="L2">
      <style:text-properties fo:font-style="italic" officeooo:rsid="0000a775" officeooo:paragraph-rsid="0000a775" style:font-style-asian="italic" style:font-style-complex="italic"/>
    </style:style>
    <style:style style:name="P3" style:family="paragraph" style:parent-style-name="Standard" style:list-style-name="L2">
      <style:text-properties fo:font-style="italic" officeooo:rsid="0000a775" officeooo:paragraph-rsid="00037f7b" style:font-style-asian="italic" style:font-style-complex="italic"/>
    </style:style>
    <style:style style:name="P4" style:family="paragraph" style:parent-style-name="Standard" style:list-style-name="L2">
      <style:text-properties fo:font-style="italic" officeooo:rsid="00037f7b" officeooo:paragraph-rsid="00037f7b" style:font-style-asian="italic" style:font-style-complex="italic"/>
    </style:style>
    <style:style style:name="P5" style:family="paragraph" style:parent-style-name="Standard">
      <style:text-properties fo:font-style="italic" officeooo:rsid="00037f7b" officeooo:paragraph-rsid="00037f7b" style:font-style-asian="italic" style:font-style-complex="italic"/>
    </style:style>
    <style:style style:name="P6" style:family="paragraph" style:parent-style-name="Standard" style:list-style-name="L3">
      <style:text-properties fo:font-style="italic" officeooo:rsid="00037f7b" officeooo:paragraph-rsid="00037f7b" style:font-style-asian="italic" style:font-style-complex="italic"/>
    </style:style>
    <style:style style:name="P7" style:family="paragraph" style:parent-style-name="Standard" style:list-style-name="L2">
      <style:text-properties fo:font-style="italic" officeooo:rsid="0004c0a8" officeooo:paragraph-rsid="0004c0a8" style:font-style-asian="italic" style:font-style-complex="italic"/>
    </style:style>
    <style:style style:name="P8" style:family="paragraph" style:parent-style-name="Standard" style:list-style-name="L3">
      <style:text-properties fo:font-style="italic" officeooo:rsid="00066911" officeooo:paragraph-rsid="00066911" style:font-style-asian="italic" style:font-style-complex="italic"/>
    </style:style>
    <style:style style:name="P9" style:family="paragraph" style:parent-style-name="Standard">
      <style:text-properties fo:font-style="italic" officeooo:rsid="00066911" officeooo:paragraph-rsid="00066911" style:font-style-asian="italic" style:font-style-complex="italic"/>
    </style:style>
    <style:style style:name="P10" style:family="paragraph" style:parent-style-name="Standard" style:list-style-name="L4">
      <style:text-properties fo:font-style="italic" officeooo:rsid="000827a0" officeooo:paragraph-rsid="000827a0" style:font-style-asian="italic" style:font-style-complex="italic"/>
    </style:style>
    <style:style style:name="P11" style:family="paragraph" style:parent-style-name="Standard" style:list-style-name="L2">
      <style:text-properties officeooo:paragraph-rsid="0000a775"/>
    </style:style>
    <style:style style:name="P12" style:family="paragraph" style:parent-style-name="Standard">
      <style:text-properties officeooo:rsid="000827a0" officeooo:paragraph-rsid="000827a0"/>
    </style:style>
    <style:style style:name="P13" style:family="paragraph" style:parent-style-name="Standard" style:list-style-name="L4">
      <style:text-properties fo:font-style="normal" officeooo:rsid="000827a0" officeooo:paragraph-rsid="000827a0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37f7b" style:font-style-asian="normal" style:font-style-complex="normal"/>
    </style:style>
    <style:style style:name="T3" style:family="text">
      <style:text-properties fo:font-style="normal" officeooo:rsid="00066911" style:font-style-asian="normal" style:font-style-complex="normal"/>
    </style:style>
    <style:style style:name="T4" style:family="text">
      <style:text-properties fo:font-style="italic" officeooo:rsid="0000a775" style:font-style-asian="italic" style:font-style-complex="italic"/>
    </style:style>
    <style:style style:name="T5" style:family="text">
      <style:text-properties officeooo:rsid="00037f7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olo Piano</text:p>
      <text:list text:style-name="L4">
        <text:list-item>
          <text:p text:style-name="P10"><text:span text:style-name="T1">Sonatas</text:span> <text:span text:style-name="T1">op. 2 nos. 1 and 3, L. V. Beethoven</text:span></text:p>
        </text:list-item>
        <text:list-item>
          <text:p text:style-name="P10"><text:span text:style-name="T1">Sonata op. 27 no. 2, L.V. Beethoven</text:span></text:p>
        </text:list-item>
        <text:list-item>
          <text:p text:style-name="P10"><text:span text:style-name="T1">Sonata op. 31. no. 2, L. V. Beethoven</text:span></text:p>
        </text:list-item>
        <text:list-item>
          <text:p text:style-name="P10"><text:span text:style-name="T1">Etudes op. 10, nos. 1, 3, 6, 12, Chopin</text:span></text:p>
        </text:list-item>
        <text:list-item>
          <text:p text:style-name="P10"><text:span text:style-name="T1">Etudes op. 25, nos. 1, 2, Chopin</text:span></text:p>
        </text:list-item>
        <text:list-item>
          <text:p text:style-name="P13">Etudes, op. 72, nos. 2, 6, and 11, Moritz Moskowski</text:p>
        </text:list-item>
        <text:list-item>
          <text:p text:style-name="P13">Sonatas, K. 310, 332, 570, Mozart</text:p>
        </text:list-item>
        <text:list-item>
          <text:p text:style-name="P10">Kinderscen<text:span text:style-name="T1">, Schumann</text:span></text:p>
        </text:list-item>
        <text:list-item>
          <text:p text:style-name="P10">Sonatine<text:span text:style-name="T1">, No. 1, M. Ravel</text:span></text:p>
        </text:list-item>
        <text:list-item>
          <text:p text:style-name="P10">Jeux D’eau<text:span text:style-name="T1">, M. Ravel</text:span></text:p>
        </text:list-item>
      </text:list>
      <text:p text:style-name="P1"/>
      <text:p text:style-name="P1"><text:span text:style-name="T5">Classical </text:span>Voice and Piano</text:p>
      <text:list text:style-name="L2">
        <text:list-item>
          <text:p text:style-name="P2">Screw Spring, <text:span text:style-name="T1">Richard Hundley</text:span></text:p>
        </text:list-item>
        <text:list-item>
          <text:p text:style-name="P2">Chevaux de Bois, <text:span text:style-name="T1">Claude Debussy</text:span></text:p>
        </text:list-item>
        <text:list-item>
          <text:p text:style-name="P2">Gretchen am Spinnrade,<text:span text:style-name="T1"> Franz Schubert</text:span></text:p>
        </text:list-item>
        <text:list-item>
          <text:p text:style-name="P2">Der Erlkönig<text:span text:style-name="T1">, Franz Schubert</text:span></text:p>
        </text:list-item>
        <text:list-item>
          <text:p text:style-name="P2">De Profundis,<text:span text:style-name="T1"> Quinn Mason</text:span></text:p>
        </text:list-item>
        <text:list-item>
          <text:p text:style-name="P2">Un momento di contento,<text:span text:style-name="T1"> G. F. Händel</text:span></text:p>
        </text:list-item>
        <text:list-item>
          <text:p text:style-name="P2">I Know That my Redeemer Liveth,<text:span text:style-name="T1"> G. F. Händel</text:span></text:p>
        </text:list-item>
        <text:list-item>
          <text:p text:style-name="P2">Chanson Espangnole<text:span text:style-name="T1">, M. Ravel</text:span></text:p>
        </text:list-item>
        <text:list-item>
          <text:p text:style-name="P2">Chant Populaires<text:span text:style-name="T1">, M. Ravel</text:span></text:p>
        </text:list-item>
        <text:list-item>
          <text:p text:style-name="P3">Bright is the ring of words,<text:span text:style-name="T1"> R. V. Williams</text:span></text:p>
        </text:list-item>
        <text:list-item>
          <text:p text:style-name="P3"><text:span text:style-name="T5">The House of Live</text:span><text:span text:style-name="T2">, R. V. Williams</text:span></text:p>
        </text:list-item>
        <text:list-item>
          <text:p text:style-name="P2">Arise, ye subterranean winds<text:span text:style-name="T1">, Henry Purcell</text:span></text:p>
        </text:list-item>
        <text:list-item>
          <text:p text:style-name="P2">Miniver Cheevy<text:span text:style-name="T1">, John Duke</text:span></text:p>
        </text:list-item>
        <text:list-item>
          <text:p text:style-name="P2">Ideale<text:span text:style-name="T1">, F. P. Tosti</text:span></text:p>
        </text:list-item>
        <text:list-item>
          <text:p text:style-name="P2">Sogno, <text:span text:style-name="T1">F. P. Tosti</text:span></text:p>
        </text:list-item>
        <text:list-item>
          <text:p text:style-name="P2">Non t’amo piú, <text:span text:style-name="T1">F. P. Tosti</text:span></text:p>
        </text:list-item>
        <text:list-item>
          <text:p text:style-name="P2">Der Tod und das Mädchen,<text:span text:style-name="T1"> Franz Schubert</text:span></text:p>
        </text:list-item>
        <text:list-item>
          <text:p text:style-name="P11"><text:span text:style-name="T4">Měsíčku na nebi hlubokém, </text:span>Antonin Dvořák</text:p>
        </text:list-item>
        <text:list-item>
          <text:p text:style-name="P2">Klänge der Heimat,<text:span text:style-name="T1"> Johann Strauss</text:span></text:p>
        </text:list-item>
        <text:list-item>
          <text:p text:style-name="P4">Donde Lieta, <text:span text:style-name="T1">Giacomo Puccini</text:span></text:p>
        </text:list-item>
        <text:list-item>
          <text:p text:style-name="P7">Ytpo, <text:span text:style-name="T1">Sergei Rachmaninoff</text:span></text:p>
        </text:list-item>
        <text:list-item>
          <text:p text:style-name="P7">Madamina! Il catalogo è questo<text:span text:style-name="T1">, W. A. Mozart</text:span></text:p>
        </text:list-item>
        <text:list-item>
          <text:p text:style-name="P7">Sonntag,<text:span text:style-name="T1"> J. Brahms</text:span></text:p>
        </text:list-item>
      </text:list>
      <text:p text:style-name="P5"><text:span text:style-name="T1">Musical</text:span><text:span text:style-name="T3">s</text:span></text:p>
      <text:list text:style-name="L3">
        <text:list-item>
          <text:p text:style-name="P6">Floyd Collins, <text:span text:style-name="T1">Adam Guettel</text:span></text:p>
        </text:list-item>
        <text:list-item>
          <text:p text:style-name="P6">Guys and Dolls, <text:span text:style-name="T1">Frank Loesser</text:span></text:p>
        </text:list-item>
        <text:list-item>
          <text:p text:style-name="P6">35MM<text:span text:style-name="T1">, Ryan Scott Oliver</text:span></text:p>
        </text:list-item>
        <text:list-item>
          <text:p text:style-name="P8">Freaky Friday,<text:span text:style-name="T1"> Tom Kitt</text:span></text:p>
        </text:list-item>
        <text:list-item>
          <text:p text:style-name="P8">Big Fish, <text:span text:style-name="T1">Andrew Lippa</text:span></text:p>
        </text:list-item>
        <text:list-item>
          <text:p text:style-name="P8">Little Shop of Horrors<text:span text:style-name="T1">, Alan Menken</text:span></text:p>
        </text:list-item>
        <text:list-item>
          <text:p text:style-name="P8">Into the Woods,<text:span text:style-name="T1"> Stephen Sondheim</text:span></text:p>
        </text:list-item>
      </text:list>
      <text:p text:style-name="P9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20:14:50.399093477</meta:creation-date>
    <meta:generator>LibreOffice/7.6.2.1$MacOSX_X86_64 LibreOffice_project/56f7684011345957bbf33a7ee678afaf4d2ba333</meta:generator>
    <dc:date>2023-09-28T21:03:51.484049760</dc:date>
    <meta:editing-duration>PT49M1S</meta:editing-duration>
    <meta:editing-cycles>5</meta:editing-cycles>
    <meta:document-statistic meta:table-count="0" meta:image-count="0" meta:object-count="0" meta:page-count="1" meta:paragraph-count="43" meta:word-count="269" meta:character-count="1327" meta:non-whitespace-character-count="1141"/>
  </office:meta>
</office:document-meta>
</file>